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B2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table:formula="of:=[.B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BASE_CF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D_CFG</text:p>
          </table:table-cell>
          <table:table-cell table:formula="of:=[.B10]+[.B4]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E_COUNTERS</text:p>
          </table:table-cell>
          <table:table-cell table:formula="of:=[.B11]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D_COUNTERS</text:p>
          </table:table-cell>
          <table:table-cell table:formula="of:=[.B12]+[.C3]-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ASE_OVERFLOW_INTR</text:p>
          </table:table-cell>
          <table:table-cell table:formula="of:=[.B13]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SE_OVERFLOW_MASK</text:p>
          </table:table-cell>
          <table:table-cell table:formula="of:=[.B1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_OVERFLOW_MASK_REGS</text:p>
          </table:table-cell>
          <table:table-cell table:formula="of:=FLOOR(([.B3]-1)/[.C2]+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D_OVERFLOW_MASK</text:p>
          </table:table-cell>
          <table:table-cell table:formula="of:=[.B15]+[.B16]-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SE_OVERFLOW_VECT</text:p>
          </table:table-cell>
          <table:table-cell table:formula="of:=[.B17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_OVERFLOW_VECT_REGS</text:p>
          </table:table-cell>
          <table:table-cell table:formula="of:=FLOOR(([.B3]-1)/[.C2]+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D_OVERFLOW_VECT</text:p>
          </table:table-cell>
          <table:table-cell table:formula="of:=[.B18]+[.B19]-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_OVERFLOW_REGS</text:p>
          </table:table-cell>
          <table:table-cell table:formula="of:=([.B16]+[.B19])*[.C5]" office:value-type="float" office:value="2" calcext:value-type="float">
            <text:p>2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string" calcext:value-type="string">
            <text:p>TOTAL_NREGS</text:p>
          </table:table-cell>
          <table:table-cell table:formula="of:=[.B21]+[.C4]+[.C3]"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04-08T15:47:18.966973379</dc:date>
    <meta:editing-duration>PT9M45S</meta:editing-duration>
    <meta:editing-cycles>1</meta:editing-cycles>
    <meta:document-statistic meta:table-count="1" meta:cell-count="43" meta:object-count="0"/>
  </office:meta>
</office:document-meta>
</file>